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49cm" fo:margin-left="-0.053cm" fo:margin-top="0cm" fo:margin-bottom="0cm" style:page-number="auto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.655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1.203cm"/>
    </style:style>
    <style:style style:name="Table1.E" style:family="table-column">
      <style:table-column-properties style:column-width="0.988cm"/>
    </style:style>
    <style:style style:name="Table1.F" style:family="table-column">
      <style:table-column-properties style:column-width="0.118cm"/>
    </style:style>
    <style:style style:name="Table1.G" style:family="table-column">
      <style:table-column-properties style:column-width="1.395cm"/>
    </style:style>
    <style:style style:name="Table1.H" style:family="table-column">
      <style:table-column-properties style:column-width="0.889cm"/>
    </style:style>
    <style:style style:name="Table1.I" style:family="table-column">
      <style:table-column-properties style:column-width="1.011cm"/>
    </style:style>
    <style:style style:name="Table1.J" style:family="table-column">
      <style:table-column-properties style:column-width="0.423cm"/>
    </style:style>
    <style:style style:name="Table1.K" style:family="table-column">
      <style:table-column-properties style:column-width="0.265cm"/>
    </style:style>
    <style:style style:name="Table1.L" style:family="table-column">
      <style:table-column-properties style:column-width="0.395cm"/>
    </style:style>
    <style:style style:name="Table1.M" style:family="table-column">
      <style:table-column-properties style:column-width="1.009cm"/>
    </style:style>
    <style:style style:name="Table1.N" style:family="table-column">
      <style:table-column-properties style:column-width="1.612cm"/>
    </style:style>
    <style:style style:name="Table1.O" style:family="table-column">
      <style:table-column-properties style:column-width="0.93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097cm" fo:border="0.5pt solid #000000"/>
    </style:style>
    <style:style style:name="Table1.E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1.2" style:family="table-row">
      <style:table-row-properties style:min-row-height="0.794cm" fo:keep-together="auto"/>
    </style:style>
    <style:style style:name="Table1.E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506cm" fo:keep-together="auto"/>
    </style:style>
    <style:style style:name="Table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732cm" fo:keep-together="auto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191cm" fo:border-left="0.5pt solid #000001" fo:border-right="none" fo:border-top="0.5pt solid #000001" fo:border-bottom="0.5pt solid #000001"/>
    </style:style>
    <style:style style:name="Table1.O4" style:family="table-cell">
      <style:table-cell-properties style:vertical-align="middle" fo:padding="0.191cm" fo:border="0.5pt solid #000001"/>
    </style:style>
    <style:style style:name="Table1.5" style:family="table-row">
      <style:table-row-properties style:min-row-height="0.631cm" fo:keep-together="auto"/>
    </style:style>
    <style:style style:name="Table1.A5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9cm" fo:keep-together="auto"/>
    </style:style>
    <style:style style:name="Table1.H8" style:family="table-cell">
      <style:table-cell-properties style:vertical-align="" fo:padding="0.191cm" fo:border-left="0.05pt solid #000000" fo:border-right="none" fo:border-top="0.05pt solid #000000" fo:border-bottom="0.05pt solid #000000"/>
    </style:style>
    <style:style style:name="Table1.O8" style:family="table-cell">
      <style:table-cell-properties style:vertical-align="" fo:padding="0.191cm" fo:border="0.05pt solid #000000"/>
    </style:style>
    <style:style style:name="Table1.H9" style:family="table-cell">
      <style:table-cell-properties style:vertical-align="" fo:padding="0.191cm" fo:border-left="0.05pt solid #000000" fo:border-right="none" fo:border-top="none" fo:border-bottom="0.05pt solid #000000"/>
    </style:style>
    <style:style style:name="Table1.11" style:family="table-row">
      <style:table-row-properties style:min-row-height="0.504cm" fo:keep-together="auto"/>
    </style:style>
    <style:style style:name="Table1.A1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1" style:family="table-cell">
      <style:table-cell-properties fo:padding="0.097cm" fo:border-left="0.5pt solid #000000" fo:border-right="none" fo:border-top="0.5pt solid #000000" fo:border-bottom="0.5pt solid #000000"/>
    </style:style>
    <style:style style:name="Table1.L11" style:family="table-cell">
      <style:table-cell-properties fo:padding="0.097cm" fo:border="0.5pt solid #000000"/>
    </style:style>
    <style:style style:name="Table1.12" style:family="table-row">
      <style:table-row-properties style:min-row-height="1.132cm" fo:keep-together="auto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506cm" fo:keep-together="auto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1.279cm" fo:keep-together="auto"/>
    </style:style>
    <style:style style:name="Table1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4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P3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P4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8pt" fo:font-weight="bold" officeooo:rsid="003b9f06" officeooo:paragraph-rsid="00760cbe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0cbe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2535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cb1876" officeooo:paragraph-rsid="00cb1876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ize="10pt" officeooo:paragraph-rsid="00306d3c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/>
      <style:text-properties fo:font-size="10pt" officeooo:rsid="00246a4f" officeooo:paragraph-rsid="002ca854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officeooo:paragraph-rsid="00760cbe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  <style:text-properties fo:font-size="10pt" fo:font-weight="normal" officeooo:rsid="003b9f06" officeooo:paragraph-rsid="0076253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officeooo:rsid="0091a18e" officeooo:paragraph-rsid="0091a18e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91a18e" officeooo:paragraph-rsid="00b54c4c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9pt" officeooo:paragraph-rsid="000f40f6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/>
      <style:text-properties fo:font-size="9pt" officeooo:paragraph-rsid="002ca854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/>
      <style:text-properties fo:font-size="9pt" officeooo:rsid="00246a4f" officeooo:paragraph-rsid="002ca854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/>
      <style:text-properties fo:font-size="9pt" officeooo:rsid="00246a4f" officeooo:paragraph-rsid="00611013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/>
      <style:text-properties fo:font-size="9pt" officeooo:paragraph-rsid="00611013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8c97a4" officeooo:paragraph-rsid="00d7283f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/>
      <style:text-properties fo:font-size="9pt" officeooo:rsid="008c97a4" officeooo:paragraph-rsid="00d7283f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/>
      <style:text-properties fo:font-size="9pt" officeooo:paragraph-rsid="00d7283f" style:font-size-asian="9pt" style:font-size-complex="9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9pt" fo:font-weight="bold" officeooo:rsid="00ca2327" officeooo:paragraph-rsid="00ca2327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/>
      <style:text-properties fo:font-size="9pt" fo:font-weight="bold" officeooo:paragraph-rsid="00c82ff3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/>
      <style:text-properties fo:font-size="9pt" fo:font-weight="bold" officeooo:rsid="00c82ff3" officeooo:paragraph-rsid="00c82ff3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2ca854"/>
    </style:style>
    <style:style style:name="P36" style:family="paragraph" style:parent-style-name="Standard">
      <style:paragraph-properties fo:margin-top="0cm" fo:margin-bottom="0cm" style:contextual-spacing="false" fo:line-height="100%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0611013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paragraph-rsid="0090d8d2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5eedb" officeooo:paragraph-rsid="0025eedb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5eedb" officeooo:paragraph-rsid="00d2fa14" style:font-size-asian="7pt" style:font-weight-asian="bold" style:font-size-complex="7pt" style:font-weight-complex="bold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7c16b" officeooo:paragraph-rsid="0090d8d2" style:font-size-asian="7pt" style:font-weight-asian="bold" style:font-size-complex="7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5eedb" style:font-size-asian="8pt" style:font-style-asian="normal" style:font-weight-asian="normal" style:font-size-complex="8pt" style:text-emphasize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bold" officeooo:rsid="0027c16b" officeooo:paragraph-rsid="00a775d3" style:font-size-asian="7pt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bold" officeooo:rsid="0025eedb" officeooo:paragraph-rsid="0025eedb" style:font-size-asian="6pt" style:font-style-asian="normal" style:font-weight-asian="bold" style:font-size-complex="6pt" style:font-weight-complex="bold" style:text-emphasize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officeooo:rsid="00d2fa14" officeooo:paragraph-rsid="00d2fa14" style:font-size-asian="6pt" style:font-weight-asian="bold" style:font-size-complex="6pt" style:font-weight-complex="bold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style:font-size-asian="6pt" style:font-size-complex="6pt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25eedb" style:font-size-asian="6pt" style:font-size-complex="6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90d8d2" style:font-size-asian="6pt" style:font-size-complex="6pt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rsid="00075f18" officeooo:paragraph-rsid="0090d8d2" style:font-size-asian="6pt" style:font-size-complex="6pt"/>
    </style:style>
    <style:style style:name="P52" style:family="paragraph" style:parent-style-name="Standard">
      <style:paragraph-properties fo:margin-top="0cm" fo:margin-bottom="0cm" style:contextual-spacing="false" fo:text-align="end" style:justify-single-word="false"/>
      <style:text-properties fo:font-size="6pt" officeooo:rsid="00075f18" officeooo:paragraph-rsid="0090d8d2" style:font-size-asian="6pt" style:font-size-complex="6pt"/>
    </style:style>
    <style:style style:name="P53" style:family="paragraph" style:parent-style-name="Standard">
      <style:paragraph-properties fo:margin-top="0cm" fo:margin-bottom="0cm" style:contextual-spacing="false" fo:text-align="end" style:justify-single-word="false"/>
      <style:text-properties fo:font-size="6pt" style:font-size-asian="6pt" style:font-size-complex="6pt"/>
    </style:style>
    <style:style style:name="P54" style:family="paragraph" style:parent-style-name="Standard">
      <style:paragraph-properties fo:margin-top="0cm" fo:margin-bottom="0cm" style:contextual-spacing="false" fo:text-align="end" style:justify-single-word="false"/>
      <style:text-properties fo:font-size="6pt" officeooo:paragraph-rsid="00d2fa14" style:font-size-asian="6pt" style:font-size-complex="6pt"/>
    </style:style>
    <style:style style:name="P55" style:family="paragraph" style:parent-style-name="Normal_20__28_Web_29_">
      <style:paragraph-properties fo:margin-top="0cm" fo:margin-bottom="0cm" style:contextual-spacing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56" style:family="paragraph" style:parent-style-name="Normal_20__28_Web_29_">
      <style:paragraph-properties fo:margin-top="0cm" fo:margin-bottom="0cm" style:contextual-spacing="false"/>
      <style:text-properties style:font-name="Arial" fo:font-size="8pt" fo:font-weight="normal" officeooo:rsid="00af8c30" officeooo:paragraph-rsid="00af8c30" style:font-size-asian="8pt" style:font-weight-asian="normal" style:font-name-complex="Arial1" style:font-size-complex="8pt" style:font-weight-complex="normal"/>
    </style:style>
    <style:style style:name="P57" style:family="paragraph" style:parent-style-name="Normal_20__28_Web_29_">
      <style:paragraph-properties fo:margin-top="0cm" fo:margin-bottom="0cm" style:contextual-spacing="false"/>
      <style:text-properties fo:font-size="8pt" style:font-size-asian="8pt" style:font-size-complex="8pt"/>
    </style:style>
    <style:style style:name="P58" style:family="paragraph" style:parent-style-name="Normal_20__28_Web_29_">
      <style:paragraph-properties fo:margin-top="0cm" fo:margin-bottom="0cm" style:contextual-spacing="false"/>
      <style:text-properties fo:font-size="8pt" officeooo:paragraph-rsid="00a18f87" style:font-size-asian="8pt" style:font-size-complex="8pt"/>
    </style:style>
    <style:style style:name="P59" style:family="paragraph" style:parent-style-name="Normal_20__28_Web_29_">
      <style:paragraph-properties fo:margin-top="0cm" fo:margin-bottom="0cm" style:contextual-spacing="false"/>
      <style:text-properties style:font-name="Calibri2" fo:font-size="8pt" officeooo:paragraph-rsid="00a18f87" style:font-size-asian="8pt" style:font-name-complex="Arial1" style:font-size-complex="8pt"/>
    </style:style>
    <style:style style:name="P60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71a09b"/>
    </style:style>
    <style:style style:name="T4" style:family="text">
      <style:text-properties officeooo:rsid="00246a4f"/>
    </style:style>
    <style:style style:name="T5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officeooo:rsid="003a45e8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1" fo:font-style="normal" fo:text-shadow="none" style:text-underline-style="none" style:font-style-asian="normal" style:text-emphasize="non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46a4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6963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46a4f" style:font-size-asian="10pt" style:font-weight-asian="bold" style:font-size-complex="10pt" style:font-weight-complex="bold"/>
    </style:style>
    <style:style style:name="T17" style:family="text">
      <style:text-properties style:font-name="Calibri2"/>
    </style:style>
    <style:style style:name="T18" style:family="text">
      <style:text-properties style:font-name="Calibri2" fo:font-weight="bold" style:font-weight-asian="bold" style:font-weight-complex="bold"/>
    </style:style>
    <style:style style:name="T19" style:family="text">
      <style:text-properties style:font-name="Calibri2" fo:font-weight="bold" style:font-weight-asian="bold" style:font-name-complex="Arial1" style:font-weight-complex="bold"/>
    </style:style>
    <style:style style:name="T20" style:family="text">
      <style:text-properties style:font-name="Arial" style:font-name-complex="Arial1"/>
    </style:style>
    <style:style style:name="T21" style:family="text">
      <style:text-properties style:font-name="Arial" officeooo:rsid="0025eedb" style:font-name-complex="Arial1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style:style style:name="T26" style:family="text">
      <style:text-properties officeooo:rsid="00cd1109"/>
    </style:style>
    <style:style style:name="T27" style:family="text">
      <style:text-properties officeooo:rsid="00d014ea"/>
    </style:style>
    <style:style style:name="T28" style:family="text">
      <style:text-properties officeooo:rsid="00c82ff3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rows-spanned="2" table:number-columns-spanned="4" office:value-type="string">
            <text:p text:style-name="P17"><text:span text:style-name="T10">Vendor</text:span><text:span text:style-name="T9"> Name</text:span> : </text:p>
            <text:p text:style-name="P17"><text:text-input text:description="&lt;o.partner_id.name&gt;">Customer Name</text:text-input></text:p>
            <text:p text:style-name="P36"><text:span text:style-name="T14">Address</text:span><text:span text:style-name="T13"> :</text:span> <text:span text:style-name="T24"><text:text-input text:description="&lt;o.partner_id.street&gt;">Street</text:text-input></text:span><text:span text:style-name="T24"> </text:span><text:span text:style-name="T24"><text:text-input text:description="&lt;o.partner_id.street2&gt;">street2</text:text-input></text:span><text:span text:style-name="T24"> </text:span></text:p>
            <text:p text:style-name="P23"><text:text-input text:description="&lt;o.partner_id.city&gt;">City</text:text-input> </text:p>
            <text:p text:style-name="P23"><text:text-input text:description="&lt;o.partner_id.state_id.name&gt;"> state</text:text-input></text:p>
            <text:p text:style-name="P23"><text:text-input text:description="&lt;o.partner_id.country_id.name&gt;">Country</text:text-input></text:p>
            <text:p text:style-name="P24"><text:text-input text:description="&lt;o.partner_id.zip&gt;">Zip</text:text-input></text:p>
            <text:p text:style-name="P24"><text:span text:style-name="T7">Contact</text:span><text:span text:style-name="T6">:</text:span><text:span text:style-name="T5"><text:text-input text:description="&lt;o.partner_id.phone&gt;">Phone</text:text-input></text:span></text:p>
            <text:p text:style-name="P32"><text:span text:style-name="T8">GSTIN: </text:span><text:span text:style-name="T8"><text:text-input text:description="&lt;o.partner_id.gstin&gt;">GSTIN</text:text-input></text:span></text:p>
            <text:p text:style-name="P32"><text:span text:style-name="T8">State Code: </text:span><text:span text:style-name="T8"><text:text-input text:description="&lt;o.partner_id.state_id.code&gt;">State code</text:text-input></text:span></text:p>
          </table:table-cell>
          <table:covered-table-cell/>
          <table:covered-table-cell/>
          <table:covered-table-cell/>
          <table:table-cell table:style-name="Table1.E1" table:number-columns-spanned="6" office:value-type="string">
            <text:p text:style-name="P15"><text:span text:style-name="T4">P</text:span>O No: <text:s/><text:text-input text:description="&lt;o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6"><text:span text:style-name="T4">PO </text:span>Date : <text:text-input text:description="&lt;formatLang(o.date_order,date=True)&gt;">Po Date</text:text-input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11" office:value-type="string">
            <text:p text:style-name="P33"><text:span text:style-name="T28">GSTIN: </text:span><text:span text:style-name="T28"><text:text-input text:description="&lt;o.company_id.gstin&gt;">GSTIN</text:text-input></text:span></text:p>
            <text:p text:style-name="P34">State Code: 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9"><text:span text:style-name="T16">Billing Address</text:span><text:span text:style-name="T15">:</text:span><text:span text:style-name="T13"> </text:span><text:span text:style-name="T24"><text:text-input text:description="&lt;o.company_id.street&gt;">Street</text:text-input></text:span><text:span text:style-name="T24"> </text:span><text:span text:style-name="T24"><text:text-input text:description="&lt;o.company_id.street2&gt;">street2</text:text-input></text:span><text:span text:style-name="T24"> </text:span></text:p>
            <text:p text:style-name="P25"><text:text-input text:description="&lt;o.company_id.city&gt;">City</text:text-input> </text:p>
            <text:p text:style-name="P25"><text:text-input text:description="&lt;o.company_id.state_id.name&gt;"> state</text:text-input></text:p>
            <text:p text:style-name="P25"><text:text-input text:description="&lt;o.company_id.country_id.name&gt;">Country</text:text-input></text:p>
            <text:p text:style-name="P26"><text:text-input text:description="&lt;o.company_id.zip&gt;">Zip</text:text-input></text:p>
            <text:p text:style-name="P35"/>
          </table:table-cell>
          <table:covered-table-cell/>
          <table:covered-table-cell/>
          <table:covered-table-cell/>
          <table:table-cell table:style-name="Table1.A3" table:number-columns-spanned="11" office:value-type="string">
            <text:p text:style-name="P37"><text:span text:style-name="T16">Delivery Address:</text:span><text:span text:style-name="T25"> </text:span><text:span text:style-name="T24"><text:text-input text:description="&lt;o.picking_type_id.warehouse_id.partner_id.street&gt;">Street</text:text-input></text:span><text:span text:style-name="T24"> </text:span><text:span text:style-name="T24"><text:text-input text:description="&lt;o.picking_type_id.warehouse_id.partner_id.street2&gt;">street2</text:text-input></text:span><text:span text:style-name="T24"> </text:span></text:p>
            <text:p text:style-name="P28"><text:text-input text:description="&lt;o.picking_type_id.warehouse_id.partner_id.city&gt;">City</text:text-input> </text:p>
            <text:p text:style-name="P28"><text:text-input text:description="&lt;o.picking_type_id.warehouse_id.partner_id.state_id.name&gt;"> state</text:text-input></text:p>
            <text:p text:style-name="P28"><text:text-input text:description="&lt;o.picking_type_id.warehouse_id.partner_id.country_id.name&gt;">Country</text:text-input></text:p>
            <text:p text:style-name="P27"><text:text-input text:description="&lt;o.picking_type_id.warehouse_id.partner_id.zip&gt;">Zip</text:text-input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38">Sr No</text:p>
          </table:table-cell>
          <table:table-cell table:style-name="Table1.A4" office:value-type="string">
            <text:p text:style-name="P40"><text:s/><text:span text:style-name="T26">HSN</text:span></text:p>
          </table:table-cell>
          <table:table-cell table:style-name="Table1.A4" office:value-type="string">
            <text:p text:style-name="P40">Material</text:p>
          </table:table-cell>
          <table:table-cell table:style-name="Table1.A4" office:value-type="string">
            <text:p text:style-name="P42">UOM </text:p>
          </table:table-cell>
          <table:table-cell table:style-name="Table1.A3" table:number-columns-spanned="2" office:value-type="string">
            <text:p text:style-name="P39">Q<text:span text:style-name="T12">ty</text:span></text:p>
          </table:table-cell>
          <table:covered-table-cell/>
          <table:table-cell table:style-name="Table1.G4" office:value-type="string">
            <text:p text:style-name="P44">UNIT </text:p>
            <text:p text:style-name="P44">PRICE</text:p>
            <text:p text:style-name="P42"/>
          </table:table-cell>
          <table:table-cell table:style-name="Table1.G4" office:value-type="string">
            <text:p text:style-name="P45">Dis%</text:p>
            <text:p text:style-name="P40"/>
          </table:table-cell>
          <table:table-cell table:style-name="Table1.G4" office:value-type="string">
            <text:p text:style-name="P47">IGST</text:p>
          </table:table-cell>
          <table:table-cell table:style-name="Table1.G4" table:number-columns-spanned="3" office:value-type="string">
            <text:p text:style-name="P47">CGST</text:p>
          </table:table-cell>
          <table:covered-table-cell/>
          <table:covered-table-cell/>
          <table:table-cell table:style-name="Table1.G4" office:value-type="string">
            <text:p text:style-name="P47">SGST</text:p>
          </table:table-cell>
          <table:table-cell table:style-name="Table1.G4" office:value-type="string">
            <text:p text:style-name="P41">Net Value</text:p>
          </table:table-cell>
          <table:table-cell table:style-name="Table1.O4" office:value-type="string">
            <text:p text:style-name="P46">Deliver Da<text:span text:style-name="T27">y</text:span></text:p>
          </table:table-cell>
        </table:table-row>
        <table:table-row table:style-name="Table1.5">
          <table:table-cell table:style-name="Table1.A5" table:number-columns-spanned="15" office:value-type="string">
            <text:p text:style-name="P15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office:value-type="string">
            <text:p text:style-name="P48"><text:text-input text:description="&lt;line['sr_no']&gt;">sr no</text:text-input></text:p>
          </table:table-cell>
          <table:table-cell table:style-name="Table1.A4" office:value-type="string">
            <text:p text:style-name="P48"><text:text-input text:description="&lt;line['code']&gt;">code</text:text-input></text:p>
          </table:table-cell>
          <table:table-cell table:style-name="Table1.A4" office:value-type="string">
            <text:p text:style-name="P49"><text:text-input text:description="&lt;line['product']&gt;">Product</text:text-input></text:p>
          </table:table-cell>
          <table:table-cell table:style-name="Table1.A4" office:value-type="string">
            <text:p text:style-name="P50"><text:text-input text:description="&lt;line['uom']&gt;">Uom</text:text-input></text:p>
          </table:table-cell>
          <table:table-cell table:style-name="Table1.A3" table:number-columns-spanned="2" office:value-type="string">
            <text:p text:style-name="P51"><text:text-input text:description="&lt;line['qty']&gt;">qty
</text:text-input></text:p>
          </table:table-cell>
          <table:covered-table-cell/>
          <table:table-cell table:style-name="Table1.G4" office:value-type="string">
            <text:p text:style-name="P52"><text:text-input text:description="&lt;formatLang(line['price'],digits=2)&gt;">Price</text:text-input></text:p>
          </table:table-cell>
          <table:table-cell table:style-name="Table1.G4" office:value-type="string">
            <text:p text:style-name="P53"><text:text-input text:description="&lt;line['discount']&gt;">Dis</text:text-input> </text:p>
          </table:table-cell>
          <table:table-cell table:style-name="Table1.G4" office:value-type="string">
            <text:p text:style-name="P53"><text:text-input text:description="&lt;line['igst']&gt;">IGST</text:text-input></text:p>
          </table:table-cell>
          <table:table-cell table:style-name="Table1.G4" table:number-columns-spanned="3" office:value-type="string">
            <text:p text:style-name="P53"><text:text-input text:description="&lt;line['cgst']&gt;">CGST</text:text-input></text:p>
          </table:table-cell>
          <table:covered-table-cell/>
          <table:covered-table-cell/>
          <table:table-cell table:style-name="Table1.G4" office:value-type="string">
            <text:p text:style-name="P53"><text:text-input text:description="&lt;line['sgst']&gt;">SGTS</text:text-input></text:p>
          </table:table-cell>
          <table:table-cell table:style-name="Table1.G4" office:value-type="string">
            <text:p text:style-name="P54"><text:text-input text:description="&lt;formatLang(line['net_price'],digits=2)&gt;">Net Price</text:text-input></text:p>
          </table:table-cell>
          <table:table-cell table:style-name="Table1.O4" office:value-type="string">
            <text:p text:style-name="P48"><text:text-input text:description="&lt;formatLang(line['delivery_date'],date=True)&gt;">Delivery Days</text:text-input></text:p>
          </table:table-cell>
        </table:table-row>
        <table:table-row table:style-name="Table1.6">
          <table:table-cell table:style-name="Table1.A3" table:number-columns-spanned="15" office:value-type="string">
            <text:p text:style-name="P19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2">Total Net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7" office:value-type="string">
            <text:p text:style-name="P12"><text:text-input text:description="&lt;formatLang(o.amount_untaxed,digits=2)&gt;">Untax am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8" table:number-rows-spanned="3" office:value-type="string">
            <text:p text:style-name="P11"/>
          </table:table-cell>
        </table:table-row>
        <table:table-row table:style-name="Table1.6">
          <table:table-cell table:style-name="Table1.A3" table:number-columns-spanned="7" office:value-type="string">
            <text:p text:style-name="P14"><text:text-input text:description="&lt;o.gst_rate()&gt;">GST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7" office:value-type="string">
            <text:p text:style-name="P13"><text:text-input text:description="&lt;formatLang(o.gst_amount(),digits=2)&gt;">Gst  Am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20"><text:s text:c="3"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7" office:value-type="string">
            <text:p text:style-name="P20"><text:text-input text:description="&lt;formatLang(o.amount_total,digits=2)&gt;">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10"><text:span text:style-name="T18">Delivery Terms: </text:span><text:span text:style-name="T17"><text:text-input text:description="&lt;o.incoterm_id.name&gt;">Incoterm</text:text-input></text:span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6" office:value-type="string">
            <text:p text:style-name="P58"><text:span text:style-name="T19">Packing:</text:span><text:span text:style-name="T17"><text:text-input text:description="&lt;formatLang(o.print_packing_charges(),digits=2)&gt;">Packing</text:text-input></text:span><text:span text:style-name="T17"> <text:s/></text:span><text:s text:c="2"/><text:span text:style-name="T20"><text:s text:c="13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11" table:number-columns-spanned="4" office:value-type="string">
            <text:p text:style-name="P59"><text:span text:style-name="T11">Freight :</text:span><text:text-input text:description="&lt;formatLang(o.print_freight_charges(),digits=2)&gt;">Freight</text:text-input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3" table:number-columns-spanned="15" office:value-type="string">
            <text:p text:style-name="P55">Terms &amp; Conditions</text:p>
            <text:p text:style-name="P57"><text:span text:style-name="T20">1</text:span><text:span text:style-name="T21">) <text:s/></text:span><text:span text:style-name="T23">Payment</text:span><text:span text:style-name="T22"> : <text:s/></text:span><text:span text:style-name="T22"><text:text-input text:description="&lt;o.payment_term_id&gt;">Payment term</text:text-input></text:span><text:span text:style-name="T22"> after receipt of material.</text:span></text:p>
            <text:p text:style-name="P43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15" office:value-type="string">
            <text:p text:style-name="P56">Remark: <text:text-input text:description="&lt;o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22">PREPARED BY </text:p>
            <text:p text:style-name="P31"><text:text-input text:description="&lt;o.prepared_by('name')&gt;">Name</text:text-input></text:p>
            <text:p text:style-name="P30">Designation:</text:p>
            <text:p text:style-name="P29"><text:text-input text:description="&lt;o.prepared_by('desig')&gt;">Designation</text:text-input></text:p>
            <text:p text:style-name="P22"><text:s text:c="4"/></text:p>
          </table:table-cell>
          <table:covered-table-cell/>
          <table:covered-table-cell/>
          <table:covered-table-cell/>
          <table:covered-table-cell/>
          <table:table-cell table:style-name="Table1.F14" table:number-columns-spanned="10" office:value-type="string">
            <text:p text:style-name="P21"><text:s text:c="36"/>AUTHORISED BY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01cm" style:contextual-spacing="false" style:line-height-at-least="0.019cm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List_20_Heading" style:display-name="List Heading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 style:master-page-name="Standard">
      <style:table-properties style:width="16.536cm" fo:margin-left="-0.026cm" style:page-number="auto" table:align="left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style:min-row-height="2.7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MP6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MP8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MP9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71a09b"/>
    </style:style>
    <style:style style:name="MT4" style:family="text">
      <style:text-properties officeooo:rsid="00246a4f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3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801cm" fo:margin-left="0cm" fo:margin-right="0cm" fo:margin-bottom="0.7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1"><text:text-input text:description="&lt;company_name(o)&gt;">Company Name</text:text-input></text:span> </text:p>
              <text:p text:style-name="MP5"><text:s/><text:span text:style-name="MT2"><text:text-input text:description="&lt;company_address(o)&gt;">Company Address</text:text-input></text:span></text:p>
              <text:p text:style-name="MP6"><text:span text:style-name="MT3">Email: </text:span><text:text-input text:description="&lt;o.company_id.email&gt;">Email</text:text-input> <text:span text:style-name="MT3">Phone No: </text:span><text:span text:style-name="MT3"><text:text-input text:description="&lt;o.company_id.phone&gt;">Phone</text:text-input></text:span></text:p>
              <text:p text:style-name="MP7"><text:span text:style-name="MT4">Purchase</text:span>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e</meta:initial-creator>
    <meta:editing-cycles>220</meta:editing-cycles>
    <meta:creation-date>2016-07-05T11:52:00</meta:creation-date>
    <dc:date>2017-07-03T18:08:49.226487388</dc:date>
    <meta:editing-duration>PT12H26M39S</meta:editing-duration>
    <meta:generator>LibreOffice/4.2.8.2$Linux_X86_64 LibreOffice_project/420m0$Build-2</meta:generator>
    <meta:document-statistic meta:table-count="3" meta:image-count="0" meta:object-count="0" meta:page-count="1" meta:paragraph-count="76" meta:word-count="260" meta:character-count="965" meta:non-whitespace-character-count="8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